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nis Mundi—Next Steps in No Particular Order</text:h>
      <text:list xml:id="list8684279845633844972" text:style-name="L1">
        <text:list-item>
          <text:p text:style-name="P1">Create formatted divs for the display on the Verbs page: one for the list of verbs, one for the details, and one for the conjugations.</text:p>
        </text:list-item>
        <text:list-item>
          <text:p text:style-name="P1">Add a way to filter the list of verbs. (Radio buttons? Links?)</text:p>
        </text:list-item>
        <text:list-item>
          <text:p text:style-name="P1">Modify the servlet to provide either a complete list of verbs or a list of verbs that begin with a specified letter (or letters).</text:p>
        </text:list-item>
        <text:list-item>
          <text:p text:style-name="P1">Move the HTML/CSS setup to a different .java in the same package.</text:p>
        </text:list-item>
        <text:list-item>
          <text:p text:style-name="P1">Set up something similar for nouns and adjectives.</text:p>
        </text:list-item>
        <text:list-item>
          <text:p text:style-name="P1">Add notes about alternate spellings in the Notes column of the VerbList table.</text:p>
        </text:list-item>
        <text:list-item>
          <text:p text:style-name="P1">Random sorting of vocabulary lists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Collins</meta:initial-creator>
    <meta:creation-date>2022-08-23T15:02:56</meta:creation-date>
    <dc:date>2022-08-26T01:31:20</dc:date>
    <dc:creator>David Collins</dc:creator>
    <meta:editing-duration>PT6M58S</meta:editing-duration>
    <meta:editing-cycles>4</meta:editing-cycles>
    <meta:generator>OpenOffice/4.1.13$Unix OpenOffice.org_project/4113m1$Build-9810</meta:generator>
    <meta:document-statistic meta:table-count="0" meta:image-count="0" meta:object-count="0" meta:page-count="1" meta:paragraph-count="8" meta:word-count="113" meta:character-count="612"/>
  </office:meta>
</office:document-meta>
</file>